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20100" calcext:value-type="float">
            <text:p>201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3900" calcext:value-type="float">
            <text:p>239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6900" calcext:value-type="float">
            <text:p>1969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59:.F59])" office:value-type="float" office:value="23300" calcext:value-type="float">
            <text:p>23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1253.18885448916" calcext:value-type="float">
            <text:p>1253.188854489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1253.18885448916" calcext:value-type="float">
            <text:p>1253.188854489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1253.18885448916" calcext:value-type="float">
            <text:p>1253.188854489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table:number-columns-repeated="3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1253.18885448916" calcext:value-type="float">
            <text:p>1253.188854489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817.894736842105" calcext:value-type="float">
            <text:p>817.89473684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893.188854489164" calcext:value-type="float">
            <text:p>893.188854489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817.894736842105" calcext:value-type="float">
            <text:p>817.894736842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1253.18885448916" calcext:value-type="float">
            <text:p>1253.188854489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1253.18885448916" calcext:value-type="float">
            <text:p>1253.1888544892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1253.18885448916" calcext:value-type="float">
            <text:p>1253.188854489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)" office:value-type="float" office:value="360" calcext:value-type="float">
            <text:p>36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22940" calcext:value-type="float">
            <text:p>2294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0:58:12.3979999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9T11:00:09.745858004</dc:date>
    <meta:editing-duration>P10DT9H26M56S</meta:editing-duration>
    <meta:editing-cycles>3240</meta:editing-cycles>
    <meta:generator>LibreOffice/4.2.8.2$Linux_X86_64 LibreOffice_project/420m0$Build-2</meta:generator>
    <meta:document-statistic meta:table-count="19" meta:cell-count="8893" meta:object-count="0"/>
  </office:meta>
</office:document-meta>
</file>